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Options.getNonMatchingVersion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Options.setUseCircularDependencyStrategy( boolean useCircularDependency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Options.setNonMatchingVersionReporter( NonMatchingVersionReporter nonMatchingVersion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Options.isUse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